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37mm"/>
    </style:style>
    <style:style style:name="co2" style:family="table-column">
      <style:table-column-properties fo:break-before="auto" style:column-width="12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pt" fo:country="B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Microservice Sanic Fibonacci 15</text:p>
          </table:table-cell>
          <table:table-cell table:style-name="ce1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Sanic 19.3.1 - 16 threads + Python 3.7.3</text:p>
          </table:table-cell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4"/>3.31ms <text:s text:c="3"/>1.96ms <text:s/>26.42ms <text:s text:c="2"/>79.73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4"/>7.91k <text:s text:c="4"/>1.06k <text:s text:c="2"/>10.16k <text:s text:c="3"/>68.25%</text:p>
          </table:table-cell>
        </table:table-row>
        <table:table-row table:style-name="ro1">
          <table:table-cell/>
          <table:table-cell office:value-type="string" calcext:value-type="string">
            <text:p><text:s text:c="2"/>314817 requests in 10.01s, 37.53MB read</text:p>
          </table:table-cell>
        </table:table-row>
        <table:table-row table:style-name="ro1">
          <table:table-cell/>
          <table:table-cell office:value-type="string" calcext:value-type="string">
            <text:p>Requests/sec: <text:s/>31465.61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5"/>3.75MB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yPy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<text:span text:style-name="T1">Sanic 19.3.1 - 16 threads</text:span> + PyPy 3.6.1 (7.1.1-beta0)</text:p>
          </table:table-cell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4"/>4.18ms <text:s text:c="3"/>7.70ms <text:s/>95.32ms <text:s text:c="2"/>93.71%</text:p>
          </table:table-cell>
        </table:table-row>
        <table:table-row table:style-name="ro1">
          <table:table-cell table:style-name="ce2"/>
          <table:table-cell office:value-type="string" calcext:value-type="string">
            <text:p><text:s text:c="4"/>Req/Sec <text:s text:c="3"/>10.08k <text:s text:c="4"/>1.67k <text:s text:c="2"/>13.57k <text:s text:c="3"/>62.25%</text:p>
          </table:table-cell>
        </table:table-row>
        <table:table-row table:style-name="ro1">
          <table:table-cell/>
          <table:table-cell office:value-type="string" calcext:value-type="string">
            <text:p><text:s text:c="2"/>401357 requests in 10.01s, 47.85MB read</text:p>
          </table:table-cell>
        </table:table-row>
        <table:table-row table:style-name="ro1">
          <table:table-cell/>
          <table:table-cell office:value-type="string" calcext:value-type="string">
            <text:p>Requests/sec: <text:s/>40090.65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5"/>4.78MB</text:p>
          </table:table-cell>
        </table:table-row>
        <table:table-row table:style-name="ro1">
          <table:table-cell table:style-name="ce1" office:value-type="string" calcext:value-type="string">
            <text:p>Cython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pan text:style-name="T1">Sanic 19.3.1 - 16 threads</text:span> + Python 3.7.3 + Cython 0.29.10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/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4"/>2.06ms <text:s text:c="3"/>1.56ms <text:s/>20.22ms <text:s text:c="2"/>83.99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3"/>13.33k <text:s text:c="4"/>1.10k <text:s text:c="2"/>19.96k <text:s text:c="3"/>67.75%</text:p>
          </table:table-cell>
        </table:table-row>
        <table:table-row table:style-name="ro1">
          <table:table-cell/>
          <table:table-cell office:value-type="string" calcext:value-type="string">
            <text:p><text:s text:c="2"/>530805 requests in 10.02s, 63.28MB read</text:p>
          </table:table-cell>
        </table:table-row>
        <table:table-row table:style-name="ro1">
          <table:table-cell/>
          <table:table-cell office:value-type="string" calcext:value-type="string">
            <text:p>Requests/sec: <text:s/>52959.51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5"/>6.31MB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<text:span text:style-name="T2">Sanic 19.3.1 - 16 threads + PyPy 3.6.1 (7.1.1-beta0)</text:span> + Cython 0.29.10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/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3"/>98.70ms <text:s text:c="2"/>58.41ms 278.03ms <text:s text:c="2"/>70.69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2"/>261.99 <text:s text:c="4"/>65.49 <text:s text:c="2"/>424.00 <text:s text:c="4"/>65.50%</text:p>
          </table:table-cell>
        </table:table-row>
        <table:table-row table:style-name="ro1">
          <table:table-cell/>
          <table:table-cell office:value-type="string" calcext:value-type="string">
            <text:p><text:s text:c="2"/>10443 requests in 10.01s, 1.24MB read</text:p>
          </table:table-cell>
        </table:table-row>
        <table:table-row table:style-name="ro1">
          <table:table-cell table:style-name="ce3"/>
          <table:table-cell office:value-type="string" calcext:value-type="string">
            <text:p>Requests/sec: <text:s text:c="2"/>1042.89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3"/>127.31KB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icroservice Sanic Fibonacci 20</text:p>
          </table:table-cell>
          <table:table-cell table:style-name="ce1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Sanic 19.3.1 - 16 threads + Python 3.7.3</text:p>
          </table:table-cell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3"/>33.98ms <text:s text:c="2"/>31.69ms 264.64ms <text:s text:c="2"/>85.54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4"/>0.91k <text:s text:c="2"/>166.46 <text:s text:c="4"/>1.30k <text:s text:c="3"/>67.00%</text:p>
          </table:table-cell>
        </table:table-row>
        <table:table-row table:style-name="ro1">
          <table:table-cell/>
          <table:table-cell office:value-type="string" calcext:value-type="string">
            <text:p><text:s text:c="2"/>36317 requests in 10.01s, 4.36MB read</text:p>
          </table:table-cell>
        </table:table-row>
        <table:table-row table:style-name="ro1">
          <table:table-cell/>
          <table:table-cell office:value-type="string" calcext:value-type="string">
            <text:p>Requests/sec: <text:s text:c="2"/>3628.56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3"/>446.48KB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yPy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<text:span text:style-name="T1">Sanic 19.3.1 - 16 threads</text:span> + PyPy 3.6.1 (7.1.1-beta0)</text:p>
          </table:table-cell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3"/>12.88ms <text:s text:c="3"/>6.61ms <text:s/>70.61ms <text:s text:c="2"/>92.15%</text:p>
          </table:table-cell>
        </table:table-row>
        <table:table-row table:style-name="ro1">
          <table:table-cell table:style-name="ce2"/>
          <table:table-cell office:value-type="string" calcext:value-type="string">
            <text:p><text:s text:c="4"/>Req/Sec <text:s text:c="4"/>2.03k <text:s text:c="2"/>167.16 <text:s text:c="4"/>2.45k <text:s text:c="3"/>66.25%</text:p>
          </table:table-cell>
        </table:table-row>
        <table:table-row table:style-name="ro1">
          <table:table-cell/>
          <table:table-cell office:value-type="string" calcext:value-type="string">
            <text:p><text:s text:c="2"/>80982 requests in 10.01s, 9.73MB read</text:p>
          </table:table-cell>
        </table:table-row>
        <table:table-row table:style-name="ro1">
          <table:table-cell/>
          <table:table-cell office:value-type="string" calcext:value-type="string">
            <text:p>Requests/sec: <text:s text:c="2"/>8093.65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5"/>0.97MB</text:p>
          </table:table-cell>
        </table:table-row>
        <table:table-row table:style-name="ro1">
          <table:table-cell table:style-name="ce1" office:value-type="string" calcext:value-type="string">
            <text:p>Cython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pan text:style-name="T1">Sanic 19.3.1 - 16 threads</text:span> + Python 3.7.3 + Cython 0.29.10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/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3"/>13.23ms <text:s text:c="3"/>6.19ms <text:s/>49.67ms <text:s text:c="2"/>69.26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4"/>1.93k <text:s text:c="2"/>185.08 <text:s text:c="4"/>2.53k <text:s text:c="3"/>64.25%</text:p>
          </table:table-cell>
        </table:table-row>
        <table:table-row table:style-name="ro1">
          <table:table-cell/>
          <table:table-cell office:value-type="string" calcext:value-type="string">
            <text:p><text:s text:c="2"/>76847 requests in 10.03s, 9.23MB read</text:p>
          </table:table-cell>
        </table:table-row>
        <table:table-row table:style-name="ro1">
          <table:table-cell/>
          <table:table-cell office:value-type="string" calcext:value-type="string">
            <text:p>Requests/sec: <text:s text:c="2"/>7665.10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5"/>0.92MB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<text:span text:style-name="T2">Sanic 19.3.1 - 16 threads + PyPy 3.6.1 (7.1.1-beta0)</text:span> + Cython 0.29.10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1">
          <table:table-cell/>
          <table:table-cell office:value-type="string" calcext:value-type="string">
            <text:p>Running 10s test @ http://0.0.0.0:8000</text:p>
          </table:table-cell>
        </table:table-row>
        <table:table-row table:style-name="ro1">
          <table:table-cell/>
          <table:table-cell office:value-type="string" calcext:value-type="string">
            <text:p><text:s text:c="2"/>4 threads and 100 connections</text:p>
          </table:table-cell>
        </table:table-row>
        <table:table-row table:style-name="ro1">
          <table:table-cell/>
          <table:table-cell office:value-type="string" calcext:value-type="string">
            <text:p><text:s text:c="2"/>Thread Stats <text:s text:c="2"/>Avg <text:s text:c="5"/>Stdev <text:s text:c="4"/>Max <text:s text:c="2"/>+/- Stdev</text:p>
          </table:table-cell>
        </table:table-row>
        <table:table-row table:style-name="ro1">
          <table:table-cell/>
          <table:table-cell office:value-type="string" calcext:value-type="string">
            <text:p><text:s text:c="4"/>Latency <text:s text:c="2"/>718.64ms <text:s/>509.39ms <text:s text:c="2"/>1.99s <text:s text:c="3"/>68.61%</text:p>
          </table:table-cell>
        </table:table-row>
        <table:table-row table:style-name="ro1">
          <table:table-cell/>
          <table:table-cell office:value-type="string" calcext:value-type="string">
            <text:p><text:s text:c="4"/>Req/Sec <text:s text:c="3"/>22.71 <text:s text:c="4"/>12.98 <text:s text:c="3"/>90.00 <text:s text:c="4"/>80.49%</text:p>
          </table:table-cell>
        </table:table-row>
        <table:table-row table:style-name="ro1">
          <table:table-cell/>
          <table:table-cell office:value-type="string" calcext:value-type="string">
            <text:p><text:s text:c="2"/>883 requests in 10.02s, 108.65KB read</text:p>
          </table:table-cell>
        </table:table-row>
        <table:table-row table:style-name="ro1">
          <table:table-cell table:style-name="ce3"/>
          <table:table-cell office:value-type="string" calcext:value-type="string">
            <text:p><text:s text:c="2"/>Socket errors: connect 0, read 0, write 0, timeout 179</text:p>
          </table:table-cell>
        </table:table-row>
        <table:table-row table:style-name="ro1">
          <table:table-cell/>
          <table:table-cell office:value-type="string" calcext:value-type="string">
            <text:p>Requests/sec: <text:s text:c="4"/>88.13</text:p>
          </table:table-cell>
        </table:table-row>
        <table:table-row table:style-name="ro1">
          <table:table-cell/>
          <table:table-cell office:value-type="string" calcext:value-type="string">
            <text:p>Transfer/sec: <text:s text:c="4"/>10.84KB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Ryzen 1700 – Fedora 30 64x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2:55:47.101358193</meta:creation-date>
    <dc:date>2019-06-27T01:04:53.636034649</dc:date>
    <meta:editing-duration>PT1H29M15S</meta:editing-duration>
    <meta:editing-cycles>11</meta:editing-cycles>
    <meta:generator>LibreOffice/6.2.4.2.0$Linux_X86_64 LibreOffice_project/20$Build-2</meta:generator>
    <meta:document-statistic meta:table-count="1" meta:cell-count="91" meta:object-count="0"/>
  </office:meta>
</office:document-meta>
</file>